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a53" officeooo:paragraph-rsid="001e3a53"/>
    </style:style>
    <style:style style:name="P2" style:family="paragraph" style:parent-style-name="Standard">
      <style:text-properties officeooo:rsid="001f4bc1" officeooo:paragraph-rsid="001f4bc1"/>
    </style:style>
    <style:style style:name="P3" style:family="paragraph" style:parent-style-name="Standard">
      <style:text-properties officeooo:rsid="001f924f" officeooo:paragraph-rsid="001f924f"/>
    </style:style>
    <style:style style:name="T1" style:family="text">
      <style:text-properties officeooo:rsid="001f4bc1"/>
    </style:style>
    <style:style style:name="T2" style:family="text">
      <style:text-properties officeooo:rsid="001f9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an hate me now ...but I wont stop now</text:p>
      <text:p text:style-name="P1">Derek Aryeetey</text:p>
      <text:p text:style-name="P1">share similar work ethics and have lot in <text:s/><text:span text:style-name="T1">c</text:span>ommon in our background and u<text:span text:style-name="T1">pbringing. We almost think alike in the foolish things and work alike in the serious things. We are not brothers, we are best of friends.</text:span></text:p>
      <text:p text:style-name="P1">Eli<text:span text:style-name="T1">z</text:span>abeth Marfo</text:p>
      <text:p text:style-name="P1">I see a trouble maker; Ivy is a big sister, really big sister. Ama is not, shes like the immediate older sister I trouble a lot. Shes trouble too! Intuitive.</text:p>
      <text:p text:style-name="P2">Ortsin Kojo Amoabeng</text:p>
      <text:p text:style-name="P2">Brother, or should I say friend-in-law... funny right. We do not agree on many things except that we agree on “oh! Brother”. <text:s text:c="2"/>This guy right here is got potential and I admire his patience. In my affectionate words, let me describe him as “He fool but he be person”</text:p>
      <text:p text:style-name="P2">Kwame Ghansah</text:p>
      <text:p text:style-name="P2">Mr. Ghansah. Hmm. What can I say? We are like husband and wife. We fight a lot, nag each other out but we still celebrating anniversaries and going strong. Nice personality and strong work ethics.</text:p>
      <text:p text:style-name="P2">Anita Adu Aboagyewaa</text:p>
      <text:p text:style-name="P2">we dont share the same date of birth, we are the same height and <text:span text:style-name="T2">prettiness.</text:span> Sorry! Shes waaayy shorter and I am still more handsome (If you think I am lying....). Haha. </text:p>
      <text:p text:style-name="P3"/>
      <text:p text:style-name="P2"/>
      <text:p text:style-name="P2">Add group wedding p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20:54:08.202459945</meta:creation-date>
    <dc:date>2014-09-10T22:09:53.383961414</dc:date>
    <meta:editing-duration>PT37S</meta:editing-duration>
    <meta:editing-cycles>1</meta:editing-cycles>
    <meta:document-statistic meta:table-count="0" meta:image-count="0" meta:object-count="0" meta:page-count="1" meta:paragraph-count="12" meta:word-count="210" meta:character-count="1145" meta:non-whitespace-character-count="943"/>
    <meta:generator>LibreOffice/4.2.4.2$Linux_X86_64 LibreOffice_project/420m0$Build-2</meta:generator>
  </office:meta>
</office:document-meta>
</file>